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3.35cm" table:align="left"/>
    </style:style>
    <style:style style:name="Tableau1.A" style:family="table-column">
      <style:table-column-properties style:column-width="2.025cm"/>
    </style:style>
    <style:style style:name="Tableau1.B" style:family="table-column">
      <style:table-column-properties style:column-width="1.325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README – Backend ArgentBank</text:h>
      <text:h text:style-name="Heading_20_2" text:outline-level="2">🚀 Lancer le projet</text:h>
      <text:h text:style-name="Heading_20_3" text:outline-level="3">1. Démarrer MongoDB (si pas déjà actif)</text:h>
      <text:section text:style-name="Sect1" text:name="code-block-viewer">
        <text:p text:style-name="P1">sudo systemctl start mongod</text:p>
      </text:section>
      <text:p text:style-name="Text_20_body">👉 Vérifier :</text:p>
      <text:section text:style-name="Sect1" text:name="Section1">
        <text:p text:style-name="P1"><text:bookmark text:name="code-block-viewer"/>sudo systemctl status mongod</text:p>
      </text:section>
      <text:p text:style-name="Horizontal_20_Line"/>
      <text:h text:style-name="Heading_20_3" text:outline-level="3">2. Lancer le backend</text:h>
      <text:p text:style-name="Text_20_body">Dans le dossier <text:span text:style-name="Source_20_Text">Backend</text:span> :</text:p>
      <text:section text:style-name="Sect1" text:name="Section2">
        <text:p text:style-name="P1"><text:bookmark text:name="code-block-viewer Copie 1"/>npm run dev:server</text:p>
      </text:section>
      <text:p text:style-name="Text_20_body">👉 Résultat attendu :</text:p>
      <text:section text:style-name="Sect1" text:name="Section3">
        <text:p text:style-name="P1"><text:bookmark text:name="code-block-viewer Copie 2"/>Server listening on http://localhost:3001</text:p>
        <text:p text:style-name="Preformatted_20_Text">Database successfully connected</text:p>
      </text:section>
      <text:p text:style-name="Horizontal_20_Line"/>
      <text:h text:style-name="Heading_20_2" text:outline-level="2">🛑 Arrêter le projet</text:h>
      <text:h text:style-name="Heading_20_3" text:outline-level="3">Backend</text:h>
      <text:p text:style-name="Text_20_body">Dans le terminal :</text:p>
      <text:section text:style-name="Sect1" text:name="Section4">
        <text:p text:style-name="P1"><text:bookmark text:name="code-block-viewer Copie 3"/>Ctrl + C</text:p>
      </text:section>
      <text:p text:style-name="Horizontal_20_Line"/>
      <text:h text:style-name="Heading_20_3" text:outline-level="3">MongoDB (optionnel)</text:h>
      <text:section text:style-name="Sect1" text:name="Section5">
        <text:p text:style-name="P1"><text:bookmark text:name="code-block-viewer Copie 4"/>sudo systemctl stop mongod</text:p>
      </text:section>
      <text:p text:style-name="Text_20_body">👉 (Sinon tu peux le laisser tourner, ce n’est pas grave)</text:p>
      <text:p text:style-name="Horizontal_20_Line"/>
      <text:h text:style-name="Heading_20_2" text:outline-level="2">🗄️ Remplir la base de données</text:h>
      <text:p text:style-name="Text_20_body">À faire une seule fois (ou si besoin) :</text:p>
      <text:section text:style-name="Sect1" text:name="Section6">
        <text:p text:style-name="P1"><text:bookmark text:name="code-block-viewer Copie 5"/>npm run populate-db</text:p>
      </text:section>
      <text:p text:style-name="Horizontal_20_Line"/>
      <text:h text:style-name="Heading_20_2" text:outline-level="2">🌐 Tester l’API</text:h>
      <text:p text:style-name="Text_20_body">Ouvre dans ton navigateur :</text:p>
      <text:section text:style-name="Sect1" text:name="Section7">
        <text:p text:style-name="P1"><text:bookmark text:name="code-block-viewer Copie 6"/>http://localhost:3001/api-docs</text:p>
      </text:section>
      <text:p text:style-name="Text_20_body">👉 Tu peux tester :</text:p>
      <text:list text:style-name="L1">
        <text:list-item>
          <text:p text:style-name="P3">login </text:p>
        </text:list-item>
        <text:list-item>
          <text:p text:style-name="P2"><text:soft-page-break/>profil </text:p>
        </text:list-item>
      </text:list>
      <text:p text:style-name="Horizontal_20_Line"/>
      <text:h text:style-name="Heading_20_2" text:outline-level="2">🔌 Ports utilisés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Service</text:p>
            </table:table-cell>
            <table:table-cell table:style-name="Tableau1.A1" office:value-type="string">
              <text:p text:style-name="Table_20_Heading">Port</text:p>
            </table:table-cell>
          </table:table-row>
        </table:table-header-rows>
        <table:table-row>
          <table:table-cell table:style-name="Tableau1.A1" office:value-type="string">
            <text:p text:style-name="Table_20_Contents">Backend</text:p>
          </table:table-cell>
          <table:table-cell table:style-name="Tableau1.A1" office:value-type="string">
            <text:p text:style-name="Table_20_Contents">3001</text:p>
          </table:table-cell>
        </table:table-row>
        <table:table-row>
          <table:table-cell table:style-name="Tableau1.A1" office:value-type="string">
            <text:p text:style-name="Table_20_Contents">MongoDB</text:p>
          </table:table-cell>
          <table:table-cell table:style-name="Tableau1.A1" office:value-type="string">
            <text:p text:style-name="Table_20_Contents">27017</text:p>
          </table:table-cell>
        </table:table-row>
      </table:table>
      <text:p text:style-name="Horizontal_20_Line"/>
      <text:h text:style-name="Heading_20_2" text:outline-level="2">🧠 À retenir</text:h>
      <text:list text:style-name="L2">
        <text:list-item>
          <text:p text:style-name="P5">MongoDB tourne en <text:span text:style-name="Strong_20_Emphasis">arrière-plan</text:span> </text:p>
        </text:list-item>
        <text:list-item>
          <text:p text:style-name="P5">Backend doit être lancé <text:span text:style-name="Strong_20_Emphasis">à chaque session</text:span> </text:p>
        </text:list-item>
        <text:list-item>
          <text:p text:style-name="P4">Pas besoin de relancer <text:span text:style-name="Source_20_Text">populate-db</text:span> à chaque fois </text:p>
        </text:list-item>
      </text:list>
      <text:p text:style-name="Horizontal_20_Line"/>
      <text:h text:style-name="Heading_20_2" text:outline-level="2">⚠️ Problèmes fréquents</text:h>
      <text:h text:style-name="Heading_20_3" text:outline-level="3">❌ Erreur MongoNetworkError</text:h>
      <text:p text:style-name="Text_20_body">👉 MongoDB n’est pas lancé :</text:p>
      <text:section text:style-name="Sect1" text:name="Section8">
        <text:p text:style-name="P1"><text:bookmark text:name="code-block-viewer Copie 7"/>sudo systemctl start mongod</text:p>
      </text:section>
      <text:p text:style-name="Horizontal_20_Line"/>
      <text:h text:style-name="Heading_20_3" text:outline-level="3">❌ Port déjà utilisé</text:h>
      <text:p text:style-name="Text_20_body">👉 Un serveur tourne déjà → ferme-le (<text:span text:style-name="Source_20_Text">Ctrl + C</text:span>)</text:p>
      <text:p text:style-name="Horizontal_20_Line"/>
      <text:h text:style-name="Heading_20_2" text:outline-level="2">✅ État OK du projet</text:h>
      <text:p text:style-name="Text_20_body">Tu dois avoir :</text:p>
      <text:p text:style-name="Text_20_body">✔ MongoDB actif<text:line-break/>✔ Backend lancé<text:line-break/>✔ API accessible<text:line-break/>✔ Base de données remplie</text:p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9T18:58:34.884323907</meta:creation-date>
    <dc:date>2026-04-19T18:59:17.479573535</dc:date>
    <meta:editing-duration>PT46S</meta:editing-duration>
    <meta:editing-cycles>1</meta:editing-cycles>
    <meta:document-statistic meta:table-count="1" meta:image-count="0" meta:object-count="0" meta:page-count="2" meta:paragraph-count="48" meta:word-count="201" meta:character-count="1110" meta:non-whitespace-character-count="956"/>
    <meta:generator>LibreOffice/24.2.7.2$Linux_X86_64 LibreOffice_project/420$Build-2</meta:generator>
  </office:meta>
</office:document-meta>
</file>